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4.861cm" style:rel-column-width="11503*"/>
    </style:style>
    <style:style style:name="Tableau1.B" style:family="table-column">
      <style:table-column-properties style:column-width="9.336cm" style:rel-column-width="22088*"/>
    </style:style>
    <style:style style:name="Tableau1.C" style:family="table-column">
      <style:table-column-properties style:column-width="13.503cm" style:rel-column-width="31944*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68cm" style:rel-column-width="5368*"/>
    </style:style>
    <style:style style:name="Tableau3.B" style:family="table-column">
      <style:table-column-properties style:column-width="1.198cm" style:rel-column-width="2833*"/>
    </style:style>
    <style:style style:name="Tableau3.C" style:family="table-column">
      <style:table-column-properties style:column-width="1.401cm" style:rel-column-width="3314*"/>
    </style:style>
    <style:style style:name="Tableau3.D" style:family="table-column">
      <style:table-column-properties style:column-width="1.891cm" style:rel-column-width="4473*"/>
    </style:style>
    <style:style style:name="Tableau3.E" style:family="table-column">
      <style:table-column-properties style:column-width="3.48cm" style:rel-column-width="8235*"/>
    </style:style>
    <style:style style:name="Tableau3.F" style:family="table-column">
      <style:table-column-properties style:column-width="8.618cm" style:rel-column-width="20389*"/>
    </style:style>
    <style:style style:name="Tableau3.G" style:family="table-column">
      <style:table-column-properties style:column-width="8.844cm" style:rel-column-width="20923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914cm" fo:margin-left="0cm" table:align="left" style:writing-mode="lr-tb"/>
    </style:style>
    <style:style style:name="Tableau4.A" style:family="table-column">
      <style:table-column-properties style:column-width="2.302cm"/>
    </style:style>
    <style:style style:name="Tableau4.B" style:family="table-column">
      <style:table-column-properties style:column-width="2.383cm"/>
    </style:style>
    <style:style style:name="Tableau4.C" style:family="table-column">
      <style:table-column-properties style:column-width="3.879cm"/>
    </style:style>
    <style:style style:name="Tableau4.D" style:family="table-column">
      <style:table-column-properties style:column-width="2.956cm"/>
    </style:style>
    <style:style style:name="Tableau4.E" style:family="table-column">
      <style:table-column-properties style:column-width="8.079cm"/>
    </style:style>
    <style:style style:name="Tableau4.F" style:family="table-column">
      <style:table-column-properties style:column-width="8.315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4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4.602cm"/>
    </style:style>
    <style:style style:name="Table1.D" style:family="table-column">
      <style:table-column-properties style:column-width="18.602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3.295cm"/>
    </style:style>
    <style:style style:name="Tableau5.B" style:family="table-column">
      <style:table-column-properties style:column-width="5.196cm"/>
    </style:style>
    <style:style style:name="Tableau5.C" style:family="table-column">
      <style:table-column-properties style:column-width="8.202cm"/>
    </style:style>
    <style:style style:name="Tableau5.D" style:family="table-column">
      <style:table-column-properties style:column-width="5.916cm"/>
    </style:style>
    <style:style style:name="Tableau5.E" style:family="table-column">
      <style:table-column-properties style:column-width="5.099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5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6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7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8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" fo:font-size="10pt" style:font-size-asian="10pt" style:font-size-complex="10pt"/>
    </style:style>
    <style:style style:name="P12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13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text-properties officeooo:paragraph-rsid="00922276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Table_20_Contents">
      <style:text-properties style:font-name="Arial" fo:font-size="11pt" officeooo:rsid="00348546" officeooo:paragraph-rsid="00642888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6ac8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3a46b4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officeooo:rsid="008457b8" officeooo:paragraph-rsid="008457b8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8929e3" style:font-size-asian="9pt" style:language-asian="zxx" style:country-asian="none" style:font-size-complex="9pt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82aa0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Footnote">
      <style:text-properties style:font-name="Arial" fo:font-size="9pt" style:font-size-asian="9pt" style:font-size-complex="9pt"/>
    </style:style>
    <style:style style:name="P48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49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50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69cc53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0bf3ed"/>
    </style:style>
    <style:style style:name="T8" style:family="text">
      <style:text-properties officeooo:rsid="00962c8a"/>
    </style:style>
    <style:style style:name="T9" style:family="text">
      <style:text-properties officeooo:rsid="00932361"/>
    </style:style>
    <style:style style:name="T10" style:family="text">
      <style:text-properties officeooo:rsid="00654fdb"/>
    </style:style>
    <style:style style:name="T11" style:family="text">
      <style:text-properties officeooo:rsid="0064d1a6"/>
    </style:style>
    <style:style style:name="T12" style:family="text">
      <style:text-properties officeooo:rsid="00100ad6"/>
    </style:style>
    <style:style style:name="T13" style:family="text">
      <style:text-properties officeooo:rsid="0011c909"/>
    </style:style>
    <style:style style:name="T14" style:family="text">
      <style:text-properties officeooo:rsid="0013f2f6"/>
    </style:style>
    <style:style style:name="T15" style:family="text">
      <style:text-properties officeooo:rsid="001baebc"/>
    </style:style>
    <style:style style:name="T16" style:family="text">
      <style:text-properties fo:font-size="8pt" officeooo:rsid="001d6a5a" fo:background-color="transparent" loext:char-shading-value="0" style:font-size-asian="8pt" style:font-size-complex="8pt"/>
    </style:style>
    <style:style style:name="T17" style:family="text">
      <style:text-properties fo:font-size="8pt" officeooo:rsid="0011c909" fo:background-color="transparent" loext:char-shading-value="0" style:font-size-asian="8pt" style:font-size-complex="8pt"/>
    </style:style>
    <style:style style:name="T18" style:family="text">
      <style:text-properties fo:font-size="8pt" officeooo:rsid="001d2f95" fo:background-color="transparent" loext:char-shading-value="0" style:font-size-asian="8pt" style:font-size-complex="8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2ce3c2"/>
    </style:style>
    <style:style style:name="T22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officeooo:rsid="00701956"/>
    </style:style>
    <style:style style:name="T26" style:family="text">
      <style:text-properties officeooo:rsid="006eb361"/>
    </style:style>
    <style:style style:name="T27" style:family="text">
      <style:text-properties officeooo:rsid="00b8393c"/>
    </style:style>
    <style:style style:name="T28" style:family="text">
      <style:text-properties style:text-line-through-style="solid" style:text-line-through-type="single"/>
    </style:style>
    <style:style style:name="T29" style:family="text">
      <style:text-properties officeooo:rsid="004b8b43"/>
    </style:style>
    <style:style style:name="T30" style:family="text">
      <style:text-properties officeooo:rsid="004d1bbf"/>
    </style:style>
    <style:style style:name="T31" style:family="text">
      <style:text-properties officeooo:rsid="00599007"/>
    </style:style>
    <style:style style:name="T32" style:family="text">
      <style:text-properties officeooo:rsid="0062715b"/>
    </style:style>
    <style:style style:name="T33" style:family="text">
      <style:text-properties officeooo:rsid="00642888"/>
    </style:style>
    <style:style style:name="T34" style:family="text">
      <style:text-properties officeooo:rsid="00669e81"/>
    </style:style>
    <style:style style:name="T35" style:family="text">
      <style:text-properties officeooo:rsid="0076ac89"/>
    </style:style>
    <style:style style:name="T36" style:family="text">
      <style:text-properties officeooo:rsid="00781aa5"/>
    </style:style>
    <style:style style:name="T37" style:family="text">
      <style:text-properties officeooo:rsid="00794ba6"/>
    </style:style>
    <style:style style:name="T38" style:family="text">
      <style:text-properties officeooo:rsid="007b6390"/>
    </style:style>
    <style:style style:name="T39" style:family="text">
      <style:text-properties officeooo:rsid="002e555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Nom de la société</text:p>
          </table:table-cell>
          <table:table-cell table:style-name="Tableau1.A1" office:value-type="string">
            <text:p text:style-name="P16"><text:span text:style-name="T33">{entity} - </text:span>{mycompany_name}</text:p>
          </table:table-cell>
          <table:table-cell table:style-name="Tableau1.C1" table:number-rows-spanned="3" office:value-type="string">
            <text:p text:style-name="P15">{photoDefault}</text:p>
          </table:table-cell>
        </table:table-row>
        <table:table-row table:style-name="Tableau1.2">
          <table:table-cell table:style-name="Tableau1.A2" office:value-type="string">
            <text:p text:style-name="P21">Nom de l'unité</text:p>
          </table:table-cell>
          <table:table-cell table:style-name="Tableau1.A2" office:value-type="string">
            <text:p text:style-name="P25"><text:span text:style-name="T31">{reference} - </text:span>{nom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22">Description</text:p>
          </table:table-cell>
          <table:table-cell table:style-name="Tableau1.A2" office:value-type="string">
            <text:p text:style-name="P24">{description}</text:p>
          </table:table-cell>
          <table:covered-table-cell/>
        </table:table-row>
      </table:table>
      <text:p text:style-name="P3"/>
      <text:p text:style-name="P3">Liste des risques<text:note text:id="ftn1" text:note-class="footnote"><text:note-citation>1</text:note-citation><text:note-body><text:p text:style-name="P48">En fonction des réglages cette liste contient les risques de l'unité de travail, les risques hérités, les risques partagés.</text:p></text:note-body></text:note> associés à <text:span text:style-name="T34">l'</text:span>unité <text:span text:style-name="T14">de travail :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2157634963456">
          <table:table-cell table:style-name="Tableau3.A1" office:value-type="string">
            <text:p text:style-name="P42"><text:span text:style-name="T32">S</text:span><text:note text:id="ftn2" text:note-class="footnote"><text:note-citation>2</text:note-citation><text:note-body><text:p text:style-name="P50">Numéro unique désignant <text:span text:style-name="T10">SX pour l’établissement, UTX pour les unités de travail, GPX pour les groupements, RKX pour les risques, RAX pour l’évaluation du risque noté dans la colonne Cot.</text:span></text:p></text:note-body></text:note> <text:span text:style-name="T32">- U</text:span>T <text:span text:style-name="T19">ou</text:span> GP</text:p>
          </table:table-cell>
          <table:table-cell table:style-name="Tableau3.A1" office:value-type="string">
            <text:p text:style-name="P33">Id <text:span text:style-name="T21">RA</text:span></text:p>
          </table:table-cell>
          <table:table-cell table:style-name="Tableau3.A1" office:value-type="string">
            <text:p text:style-name="P33">Cot</text:p>
          </table:table-cell>
          <table:table-cell table:style-name="Tableau3.A1" office:value-type="string">
            <text:p text:style-name="P35">Risques</text:p>
          </table:table-cell>
          <table:table-cell table:style-name="Tableau3.A1" office:value-type="string">
            <text:p text:style-name="P35">Description du risque</text:p>
          </table:table-cell>
          <table:table-cell table:style-name="Tableau3.A1" office:value-type="string">
            <text:p text:style-name="P33">Commentaire <text:span text:style-name="T29">de </text:span>l'<text:span text:style-name="T29">évaluation</text:span></text:p>
          </table:table-cell>
          <table:table-cell table:style-name="Tableau3.G1" office:value-type="string">
            <text:p text:style-name="P39">Plan d’action<text:span text:style-name="T27">s</text:span></text:p>
          </table:table-cell>
        </table:table-row>
        <table:table-row table:style-name="TableLine2157634948768">
          <table:table-cell table:style-name="Tableau3.A2" office:value-type="string">
            <text:p text:style-name="P36">[!-- BEGIN row.risk4 --]{nomElement}</text:p>
          </table:table-cell>
          <table:table-cell table:style-name="Tableau3.B2" office:value-type="string">
            <text:p text:style-name="P36">{identifiantRisque}</text:p>
          </table:table-cell>
          <table:table-cell table:style-name="Tableau3.C2" office:value-type="string">
            <text:p text:style-name="P36">{quotationRisque}</text:p>
          </table:table-cell>
          <table:table-cell table:style-name="Tableau3.D2" office:value-type="string">
            <text:p text:style-name="P37">{nomDanger}</text:p>
            <text:p text:style-name="P40">{nomPicto}</text:p>
          </table:table-cell>
          <table:table-cell table:style-name="Tableau3.E2" office:value-type="string">
            <text:p text:style-name="P37">{descriptionRisque}</text:p>
          </table:table-cell>
          <table:table-cell table:style-name="Tableau3.F2" office:value-type="string">
            <text:p text:style-name="P37">{commentaireEvaluation}</text:p>
          </table:table-cell>
          <table:table-cell table:style-name="Tableau3.G2" office:value-type="string">
            <text:p text:style-name="P9"><text:span text:style-name="T11">Actions en </text:span>cours :</text:p>
            <text:p text:style-name="P9"/>
            <text:p text:style-name="P11">{actionPreventionUncompleted}</text:p>
            <text:p text:style-name="P11"/>
            <text:p text:style-name="P9"><text:span text:style-name="T11">Action réalisées </text:span>:</text:p>
            <text:p text:style-name="P12"/>
            <text:p text:style-name="P11"><text:span text:style-name="T28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36">[!-- BEGIN row.risk3 --]{nomElement}</text:p>
          </table:table-cell>
          <table:table-cell table:style-name="Tableau3.B3" office:value-type="string">
            <text:p text:style-name="P36">{identifiantRisque}</text:p>
          </table:table-cell>
          <table:table-cell table:style-name="Tableau3.C3" office:value-type="string">
            <text:p text:style-name="P36">{quotationRisque}</text:p>
          </table:table-cell>
          <table:table-cell table:style-name="Tableau3.D3" office:value-type="string">
            <text:p text:style-name="P37">{nomDanger}</text:p>
            <text:p text:style-name="P40">{nomPicto}</text:p>
          </table:table-cell>
          <table:table-cell table:style-name="Tableau3.E3" office:value-type="string">
            <text:p text:style-name="P37">{descriptionRisque}</text:p>
          </table:table-cell>
          <table:table-cell table:style-name="Tableau3.F3" office:value-type="string">
            <text:p text:style-name="P37">{commentaireEvaluation}</text:p>
          </table:table-cell>
          <table:table-cell table:style-name="Tableau3.G3" office:value-type="string">
            <text:p text:style-name="P10"><text:span text:style-name="T11">Actions en </text:span>cours :</text:p>
            <text:p text:style-name="P10"/>
            <text:p text:style-name="P11">{actionPreventionUncompleted}</text:p>
            <text:p text:style-name="P11"/>
            <text:p text:style-name="P10"><text:span text:style-name="T11">Action réalisées </text:span>:</text:p>
            <text:p text:style-name="P13"/>
            <text:p text:style-name="P8"><text:span text:style-name="T28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36">[!-- BEGIN row.risk2 --]{nomElement}</text:p>
          </table:table-cell>
          <table:table-cell table:style-name="Tableau3.B4" office:value-type="string">
            <text:p text:style-name="P36">{identifiantRisque}</text:p>
          </table:table-cell>
          <table:table-cell table:style-name="Tableau3.C4" office:value-type="string">
            <text:p text:style-name="P36">{quotationRisque}</text:p>
          </table:table-cell>
          <table:table-cell table:style-name="Tableau3.D4" office:value-type="string">
            <text:p text:style-name="P37">{nomDanger}</text:p>
            <text:p text:style-name="P40">{nomPicto}</text:p>
          </table:table-cell>
          <table:table-cell table:style-name="Tableau3.E4" office:value-type="string">
            <text:p text:style-name="P37">{descriptionRisque}</text:p>
          </table:table-cell>
          <table:table-cell table:style-name="Tableau3.F4" office:value-type="string">
            <text:p text:style-name="P37">{commentaireEvaluation}</text:p>
          </table:table-cell>
          <table:table-cell table:style-name="Tableau3.G4" office:value-type="string">
            <text:p text:style-name="P10"><text:span text:style-name="T11">Actions en </text:span>cours :</text:p>
            <text:p text:style-name="P10"/>
            <text:p text:style-name="P11">{actionPreventionUncompleted}</text:p>
            <text:p text:style-name="P11"/>
            <text:p text:style-name="P10"><text:soft-page-break/><text:span text:style-name="T11">Action réalisées </text:span>:</text:p>
            <text:p text:style-name="P10"/>
            <text:p text:style-name="P8"><text:span text:style-name="T28">{actionPreventionCompleted}</text:span>[!-- END row.risk2 --]</text:p>
          </table:table-cell>
        </table:table-row>
        <table:table-row table:style-name="TableLine2157634955568">
          <table:table-cell table:style-name="Tableau3.A5" office:value-type="string">
            <text:p text:style-name="P36">[!-- BEGIN row.risk1 --]{nomElement}</text:p>
          </table:table-cell>
          <table:table-cell table:style-name="Tableau3.B5" office:value-type="string">
            <text:p text:style-name="P36">{identifiantRisque}</text:p>
          </table:table-cell>
          <table:table-cell table:style-name="Tableau3.C5" office:value-type="string">
            <text:p text:style-name="P36">{quotationRisque}</text:p>
          </table:table-cell>
          <table:table-cell table:style-name="Tableau3.D5" office:value-type="string">
            <text:p text:style-name="P37">{nomDanger}</text:p>
            <text:p text:style-name="P40">{nomPicto}</text:p>
          </table:table-cell>
          <table:table-cell table:style-name="Tableau3.E5" office:value-type="string">
            <text:p text:style-name="P37">{descriptionRisque}</text:p>
          </table:table-cell>
          <table:table-cell table:style-name="Tableau3.F5" office:value-type="string">
            <text:p text:style-name="P37">{commentaireEvaluation}</text:p>
          </table:table-cell>
          <table:table-cell table:style-name="Tableau3.G5" office:value-type="string">
            <text:p text:style-name="P10"><text:span text:style-name="T11">Actions en </text:span>cours :</text:p>
            <text:p text:style-name="P10"/>
            <text:p text:style-name="P11">{actionPreventionUncompleted}</text:p>
            <text:p text:style-name="P11"/>
            <text:p text:style-name="P10"><text:span text:style-name="T11">Action réalisées </text:span>:</text:p>
            <text:p text:style-name="P10"/>
            <text:p text:style-name="P8"><text:span text:style-name="T28">{actionPreventionCompleted}</text:span>[!-- END row.risk1 --]</text:p>
          </table:table-cell>
        </table:table-row>
      </table:table>
      <text:p text:style-name="P3"/>
      <text:p text:style-name="P4">Liste des personnes présentes lors de l'évaluation : cela permet de savoir qui a participé à <text:span text:style-name="T25">l’évaluation des risques pour cette unité de travail</text:span> et combien de temps. <text:span text:style-name="T12">L</text:span>es personnels <text:span text:style-name="T26">ci-dessous </text:span>ont été impliqués dans la <text:span text:style-name="T12">mise en place du document unique.</text:span>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Line2157634960192">
          <table:table-cell table:style-name="Tableau4.A1" office:value-type="string">
            <text:p text:style-name="P34">S – UT ou GP</text:p>
          </table:table-cell>
          <table:table-cell table:style-name="Tableau4.A1" office:value-type="string">
            <text:p text:style-name="P34">Id. <text:span text:style-name="T36">Eva</text:span><text:note text:id="ftn3" text:note-class="footnote"><text:note-citation>3</text:note-citation><text:note-body><text:p text:style-name="P49">Id.Eva numero d'identification des évaluateurs, S1 – UT ou GP <text:span text:style-name="T38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33">Date entretien</text:p>
          </table:table-cell>
          <table:table-cell table:style-name="Tableau4.A1" office:value-type="string">
            <text:p text:style-name="P33">Durée entretien</text:p>
          </table:table-cell>
          <table:table-cell table:style-name="Tableau4.E1" office:value-type="string">
            <text:p text:style-name="P33">Nom</text:p>
          </table:table-cell>
          <table:table-cell table:style-name="Tableau4.F1" office:value-type="string">
            <text:p text:style-name="P33">Prénom</text:p>
          </table:table-cell>
        </table:table-row>
        <table:table-row table:style-name="TableLine2157634956112">
          <table:table-cell table:style-name="Tableau4.A2" office:value-type="string">
            <text:p text:style-name="P36">[!-- BEGIN row.utilisateursPresents --]{nomElement}</text:p>
          </table:table-cell>
          <table:table-cell table:style-name="Tableau4.B2" office:value-type="string">
            <text:p text:style-name="P36">{idUtilisateur}</text:p>
          </table:table-cell>
          <table:table-cell table:style-name="Tableau4.C2" office:value-type="string">
            <text:p text:style-name="P38">{dateAffectationUtilisateur}</text:p>
          </table:table-cell>
          <table:table-cell table:style-name="Tableau4.D2" office:value-type="string">
            <text:p text:style-name="P36">{dureeEntretien}</text:p>
          </table:table-cell>
          <table:table-cell table:style-name="Tableau4.E2" office:value-type="string">
            <text:p text:style-name="P36">{nomUtilisateur}</text:p>
          </table:table-cell>
          <table:table-cell table:style-name="Tableau4.F2" office:value-type="string">
            <text:p text:style-name="P36">{prenomUtilisateur}[!-- END row.utilisateursPresents --]</text:p>
          </table:table-cell>
        </table:table-row>
      </table:table>
      <text:p text:style-name="P3"/>
      <text:p text:style-name="P3">Liste des <text:span text:style-name="T15">signalisations</text:span><text:span text:style-name="T15"><text:note text:id="ftn4" text:note-class="footnote"><text:note-citation>4</text:note-citation><text:note-body><text:p text:style-name="P47">En fonction des réglages cette liste contient les <text:span text:style-name="T37">signalisations</text:span> de l'unité de travail, les <text:span text:style-name="T37">signalisations</text:span> hérité<text:span text:style-name="T37">e</text:span>s, les <text:span text:style-name="T37">signalisations </text:span>partagé<text:span text:style-name="T37">e</text:span>s.</text:p></text:note-body></text:note></text:span> pour <text:span text:style-name="T13">cette unité de travail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157634955024">
          <table:table-cell table:style-name="Table1.A1" office:value-type="string">
            <text:p text:style-name="P43"><text:span text:style-name="T32">S</text:span> –<text:span text:style-name="T32"> U</text:span>T <text:span text:style-name="T19">ou</text:span> GP</text:p>
          </table:table-cell>
          <table:table-cell table:style-name="Table1.A1" office:value-type="string">
            <text:p text:style-name="P30">Id. <text:span text:style-name="T35">Sig</text:span></text:p>
          </table:table-cell>
          <table:table-cell table:style-name="Table1.A1" office:value-type="string">
            <text:p text:style-name="P31">Pict. Sig</text:p>
          </table:table-cell>
          <table:table-cell table:style-name="Table1.D1" office:value-type="string">
            <text:p text:style-name="P17"><text:span text:style-name="T22">Description </text:span><text:span text:style-name="T24">s</text:span><text:span text:style-name="T22">ignalisation</text:span><text:span text:style-name="T20"> </text:span><text:a xlink:type="simple" xlink:href="http://www.inrs.fr/media.html?refINRS=outil10" office:target-frame-name="_blank" xlink:show="new" text:style-name="Internet_20_link" text:visited-style-name="Visited_20_Internet_20_Link"><text:span text:style-name="T16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7">urce inrs</text:span></text:a><text:span text:style-name="T18">)</text:span></text:p>
          </table:table-cell>
        </table:table-row>
        <table:table-row table:style-name="TableLine2157634977056">
          <table:table-cell table:style-name="Table1.A2" office:value-type="string">
            <text:p text:style-name="P26">[!-- BEGIN row.affectedRecommandation --]{nomElement}</text:p>
          </table:table-cell>
          <table:table-cell table:style-name="Table1.B2" office:value-type="string">
            <text:p text:style-name="P26">{identifiantRecommandation}</text:p>
          </table:table-cell>
          <table:table-cell table:style-name="Table1.C2" office:value-type="string">
            <text:p text:style-name="P26">{recommandationIcon}</text:p>
            <text:p text:style-name="P41">{recommandationName}</text:p>
          </table:table-cell>
          <table:table-cell table:style-name="Table1.D2" office:value-type="string">
            <text:p text:style-name="P26"><text:s/>{recommandationComment} [!-- END row.affectedRecommandation --]</text:p>
          </table:table-cell>
        </table:table-row>
      </table:table>
      <text:p text:style-name="P3"/>
      <text:p text:style-name="P5">Liste des <text:span text:style-name="T3">presques accidents et accid</text:span><text:span text:style-name="T4">e</text:span><text:span text:style-name="T3">nt</text:span><text:span text:style-name="T5">s</text:span>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Line2157634957744">
          <table:table-cell table:style-name="Tableau2.A1" office:value-type="string">
            <text:p text:style-name="P29">Id. <text:span text:style-name="T30">AT/MP</text:span></text:p>
          </table:table-cell>
          <table:table-cell table:style-name="Tableau2.A1" office:value-type="string">
            <text:p text:style-name="P32">Nbre jours AT</text:p>
          </table:table-cell>
          <table:table-cell table:style-name="Tableau2.C1" office:value-type="string">
            <text:p text:style-name="P18"><text:span text:style-name="T22">Description </text:span><text:span text:style-name="T23">du presque accident ou accident</text:span></text:p>
          </table:table-cell>
        </table:table-row>
        <table:table-row table:style-name="TableLine2157634979504">
          <table:table-cell table:style-name="Tableau2.A2" office:value-type="string">
            <text:p text:style-name="P27">[!-- BEGIN row.affectedAccident --]{identifiantAccident} - {AccidentName}</text:p>
          </table:table-cell>
          <table:table-cell table:style-name="Tableau2.B2" office:value-type="string">
            <text:p text:style-name="P27">{AccidentWorkStopDays}</text:p>
          </table:table-cell>
          <table:table-cell table:style-name="Tableau2.C2" office:value-type="string">
            <text:p text:style-name="P27">{AccidentComment} [!-- END row.affectedAccident --]</text:p>
          </table:table-cell>
        </table:table-row>
      </table:table>
      <text:p text:style-name="P6"/>
      <text:p text:style-name="P6"/>
      <text:p text:style-name="P6">Liste des <text:span text:style-name="T6">tickets</text:span>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2157634976240">
          <table:table-cell table:style-name="Tableau5.A1" office:value-type="string">
            <text:p text:style-name="P19"><text:span text:style-name="T39">N°</text:span> du ticket</text:p>
          </table:table-cell>
          <table:table-cell table:style-name="Tableau5.A1" office:value-type="string">
            <text:p text:style-name="P20">Date création</text:p>
          </table:table-cell>
          <table:table-cell table:style-name="Tableau5.A1" office:value-type="string">
            <text:p text:style-name="P46">Sujet</text:p>
          </table:table-cell>
          <table:table-cell table:style-name="Tableau5.A1" office:value-type="string">
            <text:p text:style-name="P45">Progression</text:p>
          </table:table-cell>
          <table:table-cell table:style-name="Tableau5.E1" office:value-type="string">
            <text:p text:style-name="P44">État</text:p>
          </table:table-cell>
        </table:table-row>
        <table:table-row table:style-name="Tableau5.2">
          <table:table-cell table:style-name="Tableau5.A2" office:value-type="string">
            <text:p text:style-name="P28">[!-- BEGIN row.tickets --]{refticket}</text:p>
          </table:table-cell>
          <table:table-cell table:style-name="Tableau5.B2" office:value-type="string">
            <text:p text:style-name="P28">{creation_date}</text:p>
          </table:table-cell>
          <table:table-cell table:style-name="Tableau5.C2" office:value-type="string">
            <text:p text:style-name="P28">{subject}</text:p>
          </table:table-cell>
          <table:table-cell table:style-name="Tableau5.D2" office:value-type="string">
            <text:p text:style-name="P28">{progress}</text:p>
          </table:table-cell>
          <table:table-cell table:style-name="Tableau5.E2" office:value-type="string">
            <text:p text:style-name="P28">{status} [!-- END row.tickets --]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T5" style:family="text">
      <style:text-properties officeooo:rsid="00962c8a"/>
    </style:style>
    <style:style style:name="MT6" style:family="text">
      <style:text-properties officeooo:rsid="00932361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AF4253CA951D8AAF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<text:s/><text:tab/>Version –<text:span text:style-name="MT4"> 1.3.</text:span><text:span text:style-name="MT5">4</text:span><text:span text:style-name="MT4"> - 20220</text:span><text:span text:style-name="MT6">92</text:span><text:span text:style-name="MT5">6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8H35M30S</meta:editing-duration>
    <meta:editing-cycles>219</meta:editing-cycles>
    <meta:generator>LibreOffice/7.1.6.2$Windows_X86_64 LibreOffice_project/0e133318fcee89abacd6a7d077e292f1145735c3</meta:generator>
    <dc:date>2022-09-26T20:28:02.871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6" meta:image-count="1" meta:object-count="0" meta:page-count="3" meta:paragraph-count="106" meta:word-count="398" meta:character-count="3215" meta:non-whitespace-character-count="2931"/>
    <meta:user-defined meta:name="Langue">Francais</meta:user-defined>
    <meta:user-defined meta:name="URL">www.digirisk.com</meta:user-defined>
  </office:meta>
</office:document-meta>
</file>